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208F83B8F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  <style:text-properties fo:font-size="25pt" fo:text-shadow="1pt 1pt" style:font-size-asian="25pt" style:font-size-complex="25pt"/>
    </style:style>
    <style:style style:name="T1" style:family="text">
      <style:text-properties fo:font-size="25pt" fo:text-shadow="1pt 1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16.932cm" svg:height="13.757cm" svg:x="5.587cm" svg:y="3.661cm">
          <draw:image xlink:href="Pictures/100002010000028000000208F83B8FB9.png" xlink:type="simple" xlink:show="embed" xlink:actuate="onLoad">
            <text:p text:style-name="P1"><text:span text:style-name="T1">PYTHON + THE UNDERGROUND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22:26:41.753994139</meta:creation-date>
    <dc:date>2015-02-09T22:30:33.510681138</dc:date>
    <meta:editing-duration>P0D</meta:editing-duration>
    <meta:editing-cycles>1</meta:editing-cycles>
    <meta:document-statistic meta:object-count="30"/>
    <meta:generator>LibreOffice/4.2.7.2$Linux_X86_64 LibreOffice_project/420m0$Build-2</meta:generator>
  </office:meta>
</office:document-meta>
</file>